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46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6965in"/>
    </style:style>
    <style:style style:name="co4" style:family="table-column">
      <style:table-column-properties fo:break-before="auto" style:column-width="0.9882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9075in"/>
    </style:style>
    <style:style style:name="co8" style:family="table-column">
      <style:table-column-properties fo:break-before="auto" style:column-width="1.7138in"/>
    </style:style>
    <style:style style:name="co9" style:family="table-column">
      <style:table-column-properties fo:break-before="auto" style:column-width="1.2319in"/>
    </style:style>
    <style:style style:name="co10" style:family="table-column">
      <style:table-column-properties fo:break-before="auto" style:column-width="1.5417in"/>
    </style:style>
    <style:style style:name="co11" style:family="table-column">
      <style:table-column-properties fo:break-before="auto" style:column-width="1.078in"/>
    </style:style>
    <style:style style:name="co12" style:family="table-column">
      <style:table-column-properties fo:break-before="auto" style:column-width="1.0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81"/>
    <style:style style:name="ce5" style:family="table-cell" style:parent-style-name="Default" style:data-style-name="N100"/>
    <style:style style:name="ce3" style:family="table-cell" style:parent-style-name="Default" style:data-style-name="N2"/>
    <style:style style:name="ce6" style:family="table-cell" style:parent-style-name="Default" style:data-style-name="N4"/>
    <style:style style:name="ce1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style-name="ce2" office:value-type="string" calcext:value-type="string">
            <text:p>Purp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spreadsheet can be utilized to calculate the amount of a sample to be added to a glycerol stock so that there are approximately equal amounts of cells for each sample in each glycerol stock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ch sample is grown at the start of the day and grown until around OD600 0.6. These are then adjusted by OD600 for addition to a glycerol stoc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is particularly helpful for calculations for making a glycerol stock of multi-sequence librari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ow are examples of making glycerol stocks for control sequenc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umber of Controls</text:p>
          </table:table-cell>
          <table:table-cell table:style-name="ce2" office:value-type="string" calcext:value-type="string">
            <text:p>Ratio for glycerol st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pA/G83I/No TM</text:p>
          </table:table-cell>
          <table:table-cell office:value-type="float" office:value="3" calcext:value-type="float">
            <text:p>3</text:p>
          </table:table-cell>
          <table:table-cell table:formula="of:=1/[.B8]" office:value-type="float" office:value="0.333333333333333" calcext:value-type="float">
            <text:p>0.3333333333333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ve Insertion Controls</text:p>
          </table:table-cell>
          <table:table-cell office:value-type="float" office:value="5" calcext:value-type="float">
            <text:p>5</text:p>
          </table:table-cell>
          <table:table-cell table:formula="of:=1/[.B9]"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ative Insertion Controls</text:p>
          </table:table-cell>
          <table:table-cell office:value-type="float" office:value="5" calcext:value-type="float">
            <text:p>5</text:p>
          </table:table-cell>
          <table:table-cell table:formula="of:=1/[.B10]"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 Controls</text:p>
          </table:table-cell>
          <table:table-cell office:value-type="float" office:value="13" calcext:value-type="float">
            <text:p>13</text:p>
          </table:table-cell>
          <table:table-cell table:formula="of:=1/[.B11]" office:value-type="float" office:value="0.0769230769230769" calcext:value-type="float">
            <text:p>0.076923076923076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GpA/G83I/No TM</text:p>
          </table:table-cell>
          <table:table-cell table:style-name="ce2" office:value-type="string" calcext:value-type="string">
            <text:p>OD600</text:p>
          </table:table-cell>
          <table:table-cell table:style-name="ce2" office:value-type="string" calcext:value-type="string">
            <text:p>Ratio (OD/sample ratio)</text:p>
          </table:table-cell>
          <table:table-cell table:style-name="ce2" office:value-type="string" calcext:value-type="string">
            <text:p>Ratio for 1mL</text:p>
          </table:table-cell>
          <table:table-cell table:style-name="ce2" office:value-type="string" calcext:value-type="string">
            <text:p>uL per st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A</text:p>
          </table:table-cell>
          <table:table-cell office:value-type="float" office:value="0.5655" calcext:value-type="float">
            <text:p>0.5655</text:p>
          </table:table-cell>
          <table:table-cell table:formula="of:=[.$C$8]/[.B15]" office:value-type="float" office:value="0.589448865310934" calcext:value-type="float">
            <text:p>0.589448865310934</text:p>
          </table:table-cell>
          <table:table-cell table:formula="of:=(1/[.$C$18])*[.C15]" office:value-type="float" office:value="0.34797637908685" calcext:value-type="float">
            <text:p>0.34797637908685</text:p>
          </table:table-cell>
          <table:table-cell table:style-name="ce3" table:formula="of:=[.D15]*1000" office:value-type="float" office:value="347.97637908685" calcext:value-type="float">
            <text:p>347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3I</text:p>
          </table:table-cell>
          <table:table-cell office:value-type="float" office:value="0.6032" calcext:value-type="float">
            <text:p>0.6032</text:p>
          </table:table-cell>
          <table:table-cell table:formula="of:=[.$C$8]/[.B16]" office:value-type="float" office:value="0.552608311229001" calcext:value-type="float">
            <text:p>0.552608311229001</text:p>
          </table:table-cell>
          <table:table-cell table:formula="of:=(1/[.$C$18])*[.C16]" office:value-type="float" office:value="0.326227855393922" calcext:value-type="float">
            <text:p>0.326227855393922</text:p>
          </table:table-cell>
          <table:table-cell table:style-name="ce3" table:formula="of:=[.D16]*1000" office:value-type="float" office:value="326.227855393922" calcext:value-type="float">
            <text:p>326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 TM</text:p>
          </table:table-cell>
          <table:table-cell office:value-type="float" office:value="0.604" calcext:value-type="float">
            <text:p>0.604</text:p>
          </table:table-cell>
          <table:table-cell table:formula="of:=[.$C$8]/[.B17]" office:value-type="float" office:value="0.551876379690949" calcext:value-type="float">
            <text:p>0.551876379690949</text:p>
          </table:table-cell>
          <table:table-cell table:formula="of:=(1/[.$C$18])*[.C17]" office:value-type="float" office:value="0.325795765519228" calcext:value-type="float">
            <text:p>0.325795765519228</text:p>
          </table:table-cell>
          <table:table-cell table:style-name="ce3" table:formula="of:=[.D17]*1000" office:value-type="float" office:value="325.795765519228" calcext:value-type="float">
            <text:p>325.80</text:p>
          </table:table-cell>
          <table:table-cell table:number-columns-repeated="1019"/>
        </table:table-row>
        <table:table-row table:style-name="ro1">
          <table:table-cell table:style-name="ce4"/>
          <table:table-cell table:formula="of:=SUM([.B15:.B17])" office:value-type="float" office:value="1.7727" calcext:value-type="float">
            <text:p>1.7727</text:p>
          </table:table-cell>
          <table:table-cell table:formula="of:=SUM([.C15:.C17])" office:value-type="float" office:value="1.69393355623088" calcext:value-type="float">
            <text:p>1.69393355623088</text:p>
          </table:table-cell>
          <table:table-cell table:formula="of:=(1/[.$C$18])*[.C18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ositive Insertion Controls</text:p>
          </table:table-cell>
          <table:table-cell table:style-name="ce2" office:value-type="string" calcext:value-type="string">
            <text:p>OD600</text:p>
          </table:table-cell>
          <table:table-cell table:style-name="ce2" office:value-type="string" calcext:value-type="string">
            <text:p>Ratio (OD/sample ratio)</text:p>
          </table:table-cell>
          <table:table-cell table:style-name="ce2" office:value-type="string" calcext:value-type="string">
            <text:p>Ratio for 1mL</text:p>
          </table:table-cell>
          <table:table-cell table:style-name="ce2" office:value-type="string" calcext:value-type="string">
            <text:p>uL per st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2</text:p>
          </table:table-cell>
          <table:table-cell office:value-type="float" office:value="0.6617" calcext:value-type="float">
            <text:p>0.6617</text:p>
          </table:table-cell>
          <table:table-cell table:formula="of:=[.$C$9]/[.B21]" office:value-type="float" office:value="0.302251775729182" calcext:value-type="float">
            <text:p>0.302251775729182</text:p>
          </table:table-cell>
          <table:table-cell table:formula="of:=(1/[.$C$26])*[.C21]" office:value-type="float" office:value="0.18599943202637" calcext:value-type="float">
            <text:p>0.18599943202637</text:p>
          </table:table-cell>
          <table:table-cell table:style-name="ce3" table:formula="of:=[.D21]*1000" office:value-type="float" office:value="185.99943202637" calcext:value-type="float">
            <text:p>18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</text:p>
          </table:table-cell>
          <table:table-cell office:value-type="float" office:value="0.599" calcext:value-type="float">
            <text:p>0.599</text:p>
          </table:table-cell>
          <table:table-cell table:formula="of:=[.$C$9]/[.B22]" office:value-type="float" office:value="0.333889816360601" calcext:value-type="float">
            <text:p>0.333889816360601</text:p>
          </table:table-cell>
          <table:table-cell table:formula="of:=(1/[.$C$26])*[.C22]" office:value-type="float" office:value="0.205468821655841" calcext:value-type="float">
            <text:p>0.205468821655841</text:p>
          </table:table-cell>
          <table:table-cell table:style-name="ce3" table:formula="of:=[.D22]*1000" office:value-type="float" office:value="205.468821655841" calcext:value-type="float">
            <text:p>205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7</text:p>
          </table:table-cell>
          <table:table-cell office:value-type="float" office:value="0.6485" calcext:value-type="float">
            <text:p>0.6485</text:p>
          </table:table-cell>
          <table:table-cell table:formula="of:=[.$C$9]/[.B23]" office:value-type="float" office:value="0.30840400925212" calcext:value-type="float">
            <text:p>0.30840400925212</text:p>
          </table:table-cell>
          <table:table-cell table:formula="of:=(1/[.$C$26])*[.C23]" office:value-type="float" office:value="0.189785388083036" calcext:value-type="float">
            <text:p>0.189785388083036</text:p>
          </table:table-cell>
          <table:table-cell table:style-name="ce3" table:formula="of:=[.D23]*1000" office:value-type="float" office:value="189.785388083036" calcext:value-type="float">
            <text:p>189.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e6</text:p>
          </table:table-cell>
          <table:table-cell office:value-type="float" office:value="0.5535" calcext:value-type="float">
            <text:p>0.5535</text:p>
          </table:table-cell>
          <table:table-cell table:formula="of:=[.$C$9]/[.B24]" office:value-type="float" office:value="0.3613369467028" calcext:value-type="float">
            <text:p>0.3613369467028</text:p>
          </table:table-cell>
          <table:table-cell table:formula="of:=(1/[.$C$26])*[.C24]" office:value-type="float" office:value="0.222359212595933" calcext:value-type="float">
            <text:p>0.222359212595933</text:p>
          </table:table-cell>
          <table:table-cell table:style-name="ce3" table:formula="of:=[.D24]*1000" office:value-type="float" office:value="222.359212595933" calcext:value-type="float">
            <text:p>222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1</text:p>
          </table:table-cell>
          <table:table-cell office:value-type="float" office:value="0.6267" calcext:value-type="float">
            <text:p>0.6267</text:p>
          </table:table-cell>
          <table:table-cell table:formula="of:=[.$C$9]/[.B25]" office:value-type="float" office:value="0.319131961065901" calcext:value-type="float">
            <text:p>0.319131961065901</text:p>
          </table:table-cell>
          <table:table-cell table:formula="of:=(1/[.$C$26])*[.C25]" office:value-type="float" office:value="0.19638714563882" calcext:value-type="float">
            <text:p>0.19638714563882</text:p>
          </table:table-cell>
          <table:table-cell table:style-name="ce3" table:formula="of:=[.D25]*1000" office:value-type="float" office:value="196.38714563882" calcext:value-type="float">
            <text:p>196.39</text:p>
          </table:table-cell>
          <table:table-cell table:number-columns-repeated="1019"/>
        </table:table-row>
        <table:table-row table:style-name="ro1">
          <table:table-cell/>
          <table:table-cell table:formula="of:=SUM([.B21:.B25])" office:value-type="float" office:value="3.0894" calcext:value-type="float">
            <text:p>3.0894</text:p>
          </table:table-cell>
          <table:table-cell table:formula="of:=SUM([.C21:.C25])" office:value-type="float" office:value="1.62501450911061" calcext:value-type="float">
            <text:p>1.62501450911061</text:p>
          </table:table-cell>
          <table:table-cell table:formula="of:=(1/[.$C$26])*[.C26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egative Insertion Controls</text:p>
          </table:table-cell>
          <table:table-cell table:style-name="ce2" office:value-type="string" calcext:value-type="string">
            <text:p>OD600</text:p>
          </table:table-cell>
          <table:table-cell table:style-name="ce2" office:value-type="string" calcext:value-type="string">
            <text:p>Ratio (OD/sample ratio)</text:p>
          </table:table-cell>
          <table:table-cell table:style-name="ce2" office:value-type="string" calcext:value-type="string">
            <text:p>Ratio for 1mL</text:p>
          </table:table-cell>
          <table:table-cell table:style-name="ce2" office:value-type="string" calcext:value-type="string">
            <text:p>uL per stock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e1</text:p>
          </table:table-cell>
          <table:table-cell office:value-type="float" office:value="0.5866" calcext:value-type="float">
            <text:p>0.5866</text:p>
          </table:table-cell>
          <table:table-cell table:formula="of:=[.$C$10]/[.B29]" office:value-type="float" office:value="0.340947834981248" calcext:value-type="float">
            <text:p>0.340947834981248</text:p>
          </table:table-cell>
          <table:table-cell table:formula="of:=(1/[.$C$34])*[.C29]" office:value-type="float" office:value="0.207024493389731" calcext:value-type="float">
            <text:p>0.207024493389731</text:p>
          </table:table-cell>
          <table:table-cell table:style-name="ce3" table:formula="of:=[.D29]*1000" office:value-type="float" office:value="207.024493389731" calcext:value-type="float">
            <text:p>207.0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e11</text:p>
          </table:table-cell>
          <table:table-cell office:value-type="float" office:value="0.6873" calcext:value-type="float">
            <text:p>0.6873</text:p>
          </table:table-cell>
          <table:table-cell table:formula="of:=[.$C$10]/[.B30]" office:value-type="float" office:value="0.290993743634512" calcext:value-type="float">
            <text:p>0.290993743634512</text:p>
          </table:table-cell>
          <table:table-cell table:formula="of:=(1/[.$C$34])*[.C30]" office:value-type="float" office:value="0.176692227298729" calcext:value-type="float">
            <text:p>0.176692227298729</text:p>
          </table:table-cell>
          <table:table-cell table:style-name="ce3" table:formula="of:=[.D30]*1000" office:value-type="float" office:value="176.692227298729" calcext:value-type="float">
            <text:p>176.6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e11</text:p>
          </table:table-cell>
          <table:table-cell office:value-type="float" office:value="0.5916" calcext:value-type="float">
            <text:p>0.5916</text:p>
          </table:table-cell>
          <table:table-cell table:formula="of:=[.$C$10]/[.B31]" office:value-type="float" office:value="0.338066260987153" calcext:value-type="float">
            <text:p>0.338066260987153</text:p>
          </table:table-cell>
          <table:table-cell table:formula="of:=(1/[.$C$34])*[.C31]" office:value-type="float" office:value="0.205274793479406" calcext:value-type="float">
            <text:p>0.205274793479406</text:p>
          </table:table-cell>
          <table:table-cell table:style-name="ce3" table:formula="of:=[.D31]*1000" office:value-type="float" office:value="205.274793479406" calcext:value-type="float">
            <text:p>205.2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f12</text:p>
          </table:table-cell>
          <table:table-cell office:value-type="float" office:value="0.5777" calcext:value-type="float">
            <text:p>0.5777</text:p>
          </table:table-cell>
          <table:table-cell table:formula="of:=[.$C$10]/[.B32]" office:value-type="float" office:value="0.346200450060585" calcext:value-type="float">
            <text:p>0.346200450060585</text:p>
          </table:table-cell>
          <table:table-cell table:formula="of:=(1/[.$C$34])*[.C32]" office:value-type="float" office:value="0.210213896178668" calcext:value-type="float">
            <text:p>0.210213896178668</text:p>
          </table:table-cell>
          <table:table-cell table:style-name="ce3" table:formula="of:=[.D32]*1000" office:value-type="float" office:value="210.213896178668" calcext:value-type="float">
            <text:p>210.2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h11</text:p>
          </table:table-cell>
          <table:table-cell office:value-type="float" office:value="0.6048" calcext:value-type="float">
            <text:p>0.6048</text:p>
          </table:table-cell>
          <table:table-cell table:formula="of:=[.$C$10]/[.B33]" office:value-type="float" office:value="0.330687830687831" calcext:value-type="float">
            <text:p>0.330687830687831</text:p>
          </table:table-cell>
          <table:table-cell table:formula="of:=(1/[.$C$34])*[.C33]" office:value-type="float" office:value="0.200794589653466" calcext:value-type="float">
            <text:p>0.200794589653466</text:p>
          </table:table-cell>
          <table:table-cell table:style-name="ce3" table:formula="of:=[.D33]*1000" office:value-type="float" office:value="200.794589653466" calcext:value-type="float">
            <text:p>200.79</text:p>
          </table:table-cell>
          <table:table-cell table:number-columns-repeated="1019"/>
        </table:table-row>
        <table:table-row table:style-name="ro1">
          <table:table-cell table:style-name="ce5"/>
          <table:table-cell table:formula="of:=SUM([.B29:.B33])" office:value-type="float" office:value="3.048" calcext:value-type="float">
            <text:p>3.048</text:p>
          </table:table-cell>
          <table:table-cell table:formula="of:=SUM([.C29:.C33])" office:value-type="float" office:value="1.64689612035133" calcext:value-type="float">
            <text:p>1.64689612035133</text:p>
          </table:table-cell>
          <table:table-cell table:formula="of:=(1/[.$C$34])*[.C34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ll Controls</text:p>
          </table:table-cell>
          <table:table-cell table:style-name="ce2" office:value-type="string" calcext:value-type="string">
            <text:p>OD600</text:p>
          </table:table-cell>
          <table:table-cell table:style-name="ce2" office:value-type="string" calcext:value-type="string">
            <text:p>Ratio (OD/sample ratio)</text:p>
          </table:table-cell>
          <table:table-cell table:style-name="ce2" office:value-type="string" calcext:value-type="string">
            <text:p>Ratio for 1mL</text:p>
          </table:table-cell>
          <table:table-cell table:style-name="ce2" office:value-type="string" calcext:value-type="string">
            <text:p>uL per st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A</text:p>
          </table:table-cell>
          <table:table-cell office:value-type="float" office:value="0.5655" calcext:value-type="float">
            <text:p>0.5655</text:p>
          </table:table-cell>
          <table:table-cell table:formula="of:=[.$C$11]/[.B37]" office:value-type="float" office:value="0.1360266612256" calcext:value-type="float">
            <text:p>0.1360266612256</text:p>
          </table:table-cell>
          <table:table-cell table:formula="of:=(1/[.$C$50])*[.C37]" office:value-type="float" office:value="0.0824736446731751" calcext:value-type="float">
            <text:p>0.0824736446731751</text:p>
          </table:table-cell>
          <table:table-cell table:style-name="ce6" table:formula="of:=[.D37]*1000" office:value-type="float" office:value="82.4736446731751" calcext:value-type="float">
            <text:p>82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3I</text:p>
          </table:table-cell>
          <table:table-cell office:value-type="float" office:value="0.6032" calcext:value-type="float">
            <text:p>0.6032</text:p>
          </table:table-cell>
          <table:table-cell table:formula="of:=[.$C$11]/[.B38]" office:value-type="float" office:value="0.127524994899" calcext:value-type="float">
            <text:p>0.127524994899</text:p>
          </table:table-cell>
          <table:table-cell table:formula="of:=(1/[.$C$50])*[.C38]" office:value-type="float" office:value="0.0773190418811017" calcext:value-type="float">
            <text:p>0.0773190418811017</text:p>
          </table:table-cell>
          <table:table-cell table:style-name="ce6" table:formula="of:=[.D38]*1000" office:value-type="float" office:value="77.3190418811017" calcext:value-type="float">
            <text:p>77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 TM</text:p>
          </table:table-cell>
          <table:table-cell office:value-type="float" office:value="0.604" calcext:value-type="float">
            <text:p>0.604</text:p>
          </table:table-cell>
          <table:table-cell table:formula="of:=[.$C$11]/[.B39]" office:value-type="float" office:value="0.127356087620988" calcext:value-type="float">
            <text:p>0.127356087620988</text:p>
          </table:table-cell>
          <table:table-cell table:formula="of:=(1/[.$C$50])*[.C39]" office:value-type="float" office:value="0.0772166325541068" calcext:value-type="float">
            <text:p>0.0772166325541068</text:p>
          </table:table-cell>
          <table:table-cell table:style-name="ce6" table:formula="of:=[.D39]*1000" office:value-type="float" office:value="77.2166325541069" calcext:value-type="float">
            <text:p>7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2</text:p>
          </table:table-cell>
          <table:table-cell office:value-type="float" office:value="0.6617" calcext:value-type="float">
            <text:p>0.6617</text:p>
          </table:table-cell>
          <table:table-cell table:formula="of:=[.$C$11]/[.B40]" office:value-type="float" office:value="0.116250682972762" calcext:value-type="float">
            <text:p>0.116250682972762</text:p>
          </table:table-cell>
          <table:table-cell table:formula="of:=(1/[.$C$50])*[.C40]" office:value-type="float" office:value="0.0704833702020259" calcext:value-type="float">
            <text:p>0.0704833702020259</text:p>
          </table:table-cell>
          <table:table-cell table:style-name="ce6" table:formula="of:=[.D40]*1000" office:value-type="float" office:value="70.4833702020259" calcext:value-type="float">
            <text:p>70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</text:p>
          </table:table-cell>
          <table:table-cell office:value-type="float" office:value="0.599" calcext:value-type="float">
            <text:p>0.599</text:p>
          </table:table-cell>
          <table:table-cell table:formula="of:=[.$C$11]/[.B41]" office:value-type="float" office:value="0.128419160138693" calcext:value-type="float">
            <text:p>0.128419160138693</text:p>
          </table:table-cell>
          <table:table-cell table:formula="of:=(1/[.$C$50])*[.C41]" office:value-type="float" office:value="0.0778611787356937" calcext:value-type="float">
            <text:p>0.0778611787356937</text:p>
          </table:table-cell>
          <table:table-cell table:style-name="ce6" table:formula="of:=[.D41]*1000" office:value-type="float" office:value="77.8611787356937" calcext:value-type="float">
            <text:p>77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7</text:p>
          </table:table-cell>
          <table:table-cell office:value-type="float" office:value="0.6485" calcext:value-type="float">
            <text:p>0.6485</text:p>
          </table:table-cell>
          <table:table-cell table:formula="of:=[.$C$11]/[.B42]" office:value-type="float" office:value="0.118616926635431" calcext:value-type="float">
            <text:p>0.118616926635431</text:p>
          </table:table-cell>
          <table:table-cell table:formula="of:=(1/[.$C$50])*[.C42]" office:value-type="float" office:value="0.0719180355631157" calcext:value-type="float">
            <text:p>0.0719180355631157</text:p>
          </table:table-cell>
          <table:table-cell table:style-name="ce6" table:formula="of:=[.D42]*1000" office:value-type="float" office:value="71.9180355631157" calcext:value-type="float">
            <text:p>71.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e6</text:p>
          </table:table-cell>
          <table:table-cell office:value-type="float" office:value="0.5535" calcext:value-type="float">
            <text:p>0.5535</text:p>
          </table:table-cell>
          <table:table-cell table:formula="of:=[.$C$11]/[.B43]" office:value-type="float" office:value="0.138975748731846" calcext:value-type="float">
            <text:p>0.138975748731846</text:p>
          </table:table-cell>
          <table:table-cell table:formula="of:=(1/[.$C$50])*[.C43]" office:value-type="float" office:value="0.0842616911701545" calcext:value-type="float">
            <text:p>0.0842616911701545</text:p>
          </table:table-cell>
          <table:table-cell table:style-name="ce6" table:formula="of:=[.D43]*1000" office:value-type="float" office:value="84.2616911701546" calcext:value-type="float">
            <text:p>84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1</text:p>
          </table:table-cell>
          <table:table-cell office:value-type="float" office:value="0.6267" calcext:value-type="float">
            <text:p>0.6267</text:p>
          </table:table-cell>
          <table:table-cell table:formula="of:=[.$C$11]/[.B44]" office:value-type="float" office:value="0.122743061948423" calcext:value-type="float">
            <text:p>0.122743061948423</text:p>
          </table:table-cell>
          <table:table-cell table:formula="of:=(1/[.$C$50])*[.C44]" office:value-type="float" office:value="0.0744197320291695" calcext:value-type="float">
            <text:p>0.0744197320291695</text:p>
          </table:table-cell>
          <table:table-cell table:style-name="ce6" table:formula="of:=[.D44]*1000" office:value-type="float" office:value="74.4197320291695" calcext:value-type="float">
            <text:p>74.4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e1</text:p>
          </table:table-cell>
          <table:table-cell office:value-type="float" office:value="0.5866" calcext:value-type="float">
            <text:p>0.5866</text:p>
          </table:table-cell>
          <table:table-cell table:formula="of:=[.$C$11]/[.B45]" office:value-type="float" office:value="0.131133782685095" calcext:value-type="float">
            <text:p>0.131133782685095</text:p>
          </table:table-cell>
          <table:table-cell table:formula="of:=(1/[.$C$50])*[.C45]" office:value-type="float" office:value="0.0795070679554731" calcext:value-type="float">
            <text:p>0.0795070679554731</text:p>
          </table:table-cell>
          <table:table-cell table:style-name="ce6" table:formula="of:=[.D45]*1000" office:value-type="float" office:value="79.5070679554731" calcext:value-type="float">
            <text:p>79.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e11</text:p>
          </table:table-cell>
          <table:table-cell office:value-type="float" office:value="0.6873" calcext:value-type="float">
            <text:p>0.6873</text:p>
          </table:table-cell>
          <table:table-cell table:formula="of:=[.$C$11]/[.B46]" office:value-type="float" office:value="0.111920670628658" calcext:value-type="float">
            <text:p>0.111920670628658</text:p>
          </table:table-cell>
          <table:table-cell table:formula="of:=(1/[.$C$50])*[.C46]" office:value-type="float" office:value="0.0678580620728656" calcext:value-type="float">
            <text:p>0.0678580620728656</text:p>
          </table:table-cell>
          <table:table-cell table:style-name="ce6" table:formula="of:=[.D46]*1000" office:value-type="float" office:value="67.8580620728656" calcext:value-type="float">
            <text:p>67.8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e11</text:p>
          </table:table-cell>
          <table:table-cell office:value-type="float" office:value="0.5916" calcext:value-type="float">
            <text:p>0.5916</text:p>
          </table:table-cell>
          <table:table-cell table:formula="of:=[.$C$11]/[.B47]" office:value-type="float" office:value="0.130025484995059" calcext:value-type="float">
            <text:p>0.130025484995059</text:p>
          </table:table-cell>
          <table:table-cell table:formula="of:=(1/[.$C$50])*[.C47]" office:value-type="float" office:value="0.0788351015258291" calcext:value-type="float">
            <text:p>0.0788351015258291</text:p>
          </table:table-cell>
          <table:table-cell table:style-name="ce6" table:formula="of:=[.D47]*1000" office:value-type="float" office:value="78.8351015258292" calcext:value-type="float">
            <text:p>78.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f12</text:p>
          </table:table-cell>
          <table:table-cell office:value-type="float" office:value="0.5777" calcext:value-type="float">
            <text:p>0.5777</text:p>
          </table:table-cell>
          <table:table-cell table:formula="of:=[.$C$11]/[.B48]" office:value-type="float" office:value="0.133154019254071" calcext:value-type="float">
            <text:p>0.133154019254071</text:p>
          </table:table-cell>
          <table:table-cell table:formula="of:=(1/[.$C$50])*[.C48]" office:value-type="float" office:value="0.0807319474860317" calcext:value-type="float">
            <text:p>0.0807319474860317</text:p>
          </table:table-cell>
          <table:table-cell table:style-name="ce6" table:formula="of:=[.D48]*1000" office:value-type="float" office:value="80.7319474860318" calcext:value-type="float">
            <text:p>80.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h11</text:p>
          </table:table-cell>
          <table:table-cell office:value-type="float" office:value="0.6048" calcext:value-type="float">
            <text:p>0.6048</text:p>
          </table:table-cell>
          <table:table-cell table:formula="of:=[.$C$11]/[.B49]" office:value-type="float" office:value="0.127187627187627" calcext:value-type="float">
            <text:p>0.127187627187627</text:p>
          </table:table-cell>
          <table:table-cell table:formula="of:=(1/[.$C$50])*[.C49]" office:value-type="float" office:value="0.0771144941512575" calcext:value-type="float">
            <text:p>0.0771144941512575</text:p>
          </table:table-cell>
          <table:table-cell table:style-name="ce6" table:formula="of:=[.D49]*1000" office:value-type="float" office:value="77.1144941512575" calcext:value-type="float">
            <text:p>77.11</text:p>
          </table:table-cell>
          <table:table-cell table:number-columns-repeated="1019"/>
        </table:table-row>
        <table:table-row table:style-name="ro1">
          <table:table-cell/>
          <table:table-cell table:formula="of:=SUM([.B37:.B49])" office:value-type="float" office:value="7.9101" calcext:value-type="float">
            <text:p>7.9101</text:p>
          </table:table-cell>
          <table:table-cell table:formula="of:=SUM([.C37:.C49])" office:value-type="float" office:value="1.64933490892326" calcext:value-type="float">
            <text:p>1.64933490892326</text:p>
          </table:table-cell>
          <table:table-cell table:formula="of:=(1/[.$C$50])*[.C50]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rary" table:style-name="ta1"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12" table:default-cell-style-name="ce1"/>
        <table:table-column table:style-name="co6" table:number-columns-repeated="1014" table:default-cell-style-name="ce1"/>
        <table:table-row table:style-name="ro1">
          <table:table-cell table:style-name="ce2" office:value-type="string" calcext:value-type="string">
            <text:p>Purp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Below I've done calculations for my CHIP2 library glycerol stocks</text:span>.</text:p>
          </table:table-cell>
          <table:table-cell table:number-columns-repeated="9"/>
          <table:table-cell table:style-name="ce2" office:value-type="string" calcext:value-type="string">
            <text:p>OD6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7113" calcext:value-type="float">
            <text:p>0.7113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GASrigh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8218" calcext:value-type="float">
            <text:p>0.821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OD600</text:p>
          </table:table-cell>
          <table:table-cell table:style-name="ce2" office:value-type="string" calcext:value-type="string">
            <text:p>Number of Sequences</text:p>
          </table:table-cell>
          <table:table-cell table:style-name="ce2" office:value-type="string" calcext:value-type="string">
            <text:p>Sequence Ratio</text:p>
          </table:table-cell>
          <table:table-cell table:style-name="ce2" office:value-type="string" calcext:value-type="string">
            <text:p>Sequence Ratio/OD</text:p>
          </table:table-cell>
          <table:table-cell table:style-name="ce2" office:value-type="string" calcext:value-type="string">
            <text:p>Ratio for 1mL</text:p>
          </table:table-cell>
          <table:table-cell table:style-name="ce2" office:value-type="string" calcext:value-type="string">
            <text:p>uL per stoc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166" calcext:value-type="float">
            <text:p>0.81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l Controls</text:p>
          </table:table-cell>
          <table:table-cell office:value-type="float" office:value="0.6688" calcext:value-type="float">
            <text:p>0.6688</text:p>
          </table:table-cell>
          <table:table-cell office:value-type="float" office:value="13" calcext:value-type="float">
            <text:p>13</text:p>
          </table:table-cell>
          <table:table-cell table:formula="of:=[.C6]/[.C11]" office:value-type="float" office:value="0.00737379466817924" calcext:value-type="float">
            <text:p>0.00737379466817924</text:p>
          </table:table-cell>
          <table:table-cell table:formula="of:=[.D6]/[.B6]" office:value-type="float" office:value="0.011025410688067" calcext:value-type="float">
            <text:p>0.011025410688067</text:p>
          </table:table-cell>
          <table:table-cell table:formula="of:=(1/[.E11])*[.E6]" office:value-type="float" office:value="0.00848452313819959" calcext:value-type="float">
            <text:p>0.00848452313819959</text:p>
          </table:table-cell>
          <table:table-cell table:formula="of:=ROUND([.F6]*1000;1)" office:value-type="float" office:value="8.5" calcext:value-type="float">
            <text:p>8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448" calcext:value-type="float">
            <text:p>0.7448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13" calcext:value-type="float">
            <text:p>0.7113</text:p>
          </table:table-cell>
          <table:table-cell office:value-type="float" office:value="173" calcext:value-type="float">
            <text:p>173</text:p>
          </table:table-cell>
          <table:table-cell table:formula="of:=[.C7]/[.C11]" office:value-type="float" office:value="0.0981281905842314" calcext:value-type="float">
            <text:p>0.0981281905842314</text:p>
          </table:table-cell>
          <table:table-cell table:formula="of:=[.D7]/[.B7]" office:value-type="float" office:value="0.137956123413794" calcext:value-type="float">
            <text:p>0.137956123413794</text:p>
          </table:table-cell>
          <table:table-cell table:formula="of:=(1/[.E11])*[.E7]" office:value-type="float" office:value="0.106163113037367" calcext:value-type="float">
            <text:p>0.106163113037367</text:p>
          </table:table-cell>
          <table:table-cell table:formula="of:=ROUND([.F7]*1000;1)" office:value-type="float" office:value="106.2" calcext:value-type="float">
            <text:p>106.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044" calcext:value-type="float">
            <text:p>0.804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18" calcext:value-type="float">
            <text:p>0.8218</text:p>
          </table:table-cell>
          <table:table-cell office:value-type="float" office:value="170" calcext:value-type="float">
            <text:p>170</text:p>
          </table:table-cell>
          <table:table-cell table:formula="of:=[.C8]/[.C11]" office:value-type="float" office:value="0.0964265456608054" calcext:value-type="float">
            <text:p>0.0964265456608054</text:p>
          </table:table-cell>
          <table:table-cell table:formula="of:=[.D8]/[.B8]" office:value-type="float" office:value="0.117335782016069" calcext:value-type="float">
            <text:p>0.117335782016069</text:p>
          </table:table-cell>
          <table:table-cell table:formula="of:=(1/[.E11])*[.E8]" office:value-type="float" office:value="0.0902948820338788" calcext:value-type="float">
            <text:p>0.0902948820338788</text:p>
          </table:table-cell>
          <table:table-cell table:formula="of:=ROUND([.F8]*1000;1)" office:value-type="float" office:value="90.3" calcext:value-type="float">
            <text:p>90.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7161" calcext:value-type="float">
            <text:p>0.716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76" calcext:value-type="float">
            <text:p>0.7776</text:p>
          </table:table-cell>
          <table:table-cell office:value-type="float" office:value="723" calcext:value-type="float">
            <text:p>723</text:p>
          </table:table-cell>
          <table:table-cell table:formula="of:=[.C9]/[.C11]" office:value-type="float" office:value="0.410096426545661" calcext:value-type="float">
            <text:p>0.410096426545661</text:p>
          </table:table-cell>
          <table:table-cell table:formula="of:=[.D9]/[.B9]" office:value-type="float" office:value="0.527387379816951" calcext:value-type="float">
            <text:p>0.527387379816951</text:p>
          </table:table-cell>
          <table:table-cell table:formula="of:=(1/[.E11])*[.E9]" office:value-type="float" office:value="0.405847052182313" calcext:value-type="float">
            <text:p>0.405847052182313</text:p>
          </table:table-cell>
          <table:table-cell table:formula="of:=ROUND([.F9]*1000;1)" office:value-type="float" office:value="405.8" calcext:value-type="float">
            <text:p>405.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7776" calcext:value-type="float">
            <text:p>0.777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71" calcext:value-type="float">
            <text:p>0.7671</text:p>
          </table:table-cell>
          <table:table-cell office:value-type="float" office:value="684" calcext:value-type="float">
            <text:p>684</text:p>
          </table:table-cell>
          <table:table-cell table:formula="of:=[.C10]/[.C11]" office:value-type="float" office:value="0.387975042541123" calcext:value-type="float">
            <text:p>0.387975042541123</text:p>
          </table:table-cell>
          <table:table-cell table:formula="of:=[.D10]/[.B10]" office:value-type="float" office:value="0.505768534143036" calcext:value-type="float">
            <text:p>0.505768534143036</text:p>
          </table:table-cell>
          <table:table-cell table:formula="of:=(1/[.E11])*[.E10]" office:value-type="float" office:value="0.389210429608242" calcext:value-type="float">
            <text:p>0.389210429608242</text:p>
          </table:table-cell>
          <table:table-cell table:formula="of:=ROUND([.F10]*1000;1)" office:value-type="float" office:value="389.2" calcext:value-type="float">
            <text:p>389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7671" calcext:value-type="float">
            <text:p>0.767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SUM([.C6:.C10])" office:value-type="float" office:value="1763" calcext:value-type="float">
            <text:p>1763</text:p>
          </table:table-cell>
          <table:table-cell/>
          <table:table-cell table:formula="of:=SUM([.E6:.E10])" office:value-type="float" office:value="1.29947323007792" calcext:value-type="float">
            <text:p>1.29947323007792</text:p>
          </table:table-cell>
          <table:table-cell table:formula="of:=SUM([.F6:.F10])" office:value-type="float" office:value="1" calcext:value-type="float">
            <text:p>1</text:p>
          </table:table-cell>
          <table:table-cell table:formula="of:=SUM([.G6:.G10])" office:value-type="float" office:value="1000" calcext:value-type="float">
            <text:p>1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6634" calcext:value-type="float">
            <text:p>0.663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6903" calcext:value-type="float">
            <text:p>0.690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OD600</text:p>
          </table:table-cell>
          <table:table-cell table:style-name="ce2" office:value-type="string" calcext:value-type="string">
            <text:p>Number of Sequences</text:p>
          </table:table-cell>
          <table:table-cell table:style-name="ce2" office:value-type="string" calcext:value-type="string">
            <text:p>Sequence Ratio</text:p>
          </table:table-cell>
          <table:table-cell table:style-name="ce2" office:value-type="string" calcext:value-type="string">
            <text:p>Sequence Ratio/OD</text:p>
          </table:table-cell>
          <table:table-cell table:style-name="ce2" office:value-type="string" calcext:value-type="string">
            <text:p>Ratio for 1mL</text:p>
          </table:table-cell>
          <table:table-cell table:style-name="ce2" office:value-type="string" calcext:value-type="string">
            <text:p>uL per stock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7182" calcext:value-type="float">
            <text:p>0.7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l Controls</text:p>
          </table:table-cell>
          <table:table-cell office:value-type="float" office:value="0.6688" calcext:value-type="float">
            <text:p>0.6688</text:p>
          </table:table-cell>
          <table:table-cell office:value-type="float" office:value="13" calcext:value-type="float">
            <text:p>13</text:p>
          </table:table-cell>
          <table:table-cell table:formula="of:=[.C14]/[.C19]" office:value-type="float" office:value="0.00718232044198895" calcext:value-type="float">
            <text:p>0.00718232044198895</text:p>
          </table:table-cell>
          <table:table-cell table:formula="of:=[.D14]/[.B14]" office:value-type="float" office:value="0.0107391154934045" calcext:value-type="float">
            <text:p>0.0107391154934045</text:p>
          </table:table-cell>
          <table:table-cell table:formula="of:=(1/[.E19])*[.E14]" office:value-type="float" office:value="0.00745456646169602" calcext:value-type="float">
            <text:p>0.00745456646169602</text:p>
          </table:table-cell>
          <table:table-cell table:formula="of:=ROUND([.F14]*1000;1)" office:value-type="float" office:value="7.5" calcext:value-type="float">
            <text:p>7.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6755" calcext:value-type="float">
            <text:p>0.6755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66" calcext:value-type="float">
            <text:p>0.8166</text:p>
          </table:table-cell>
          <table:table-cell office:value-type="float" office:value="177" calcext:value-type="float">
            <text:p>177</text:p>
          </table:table-cell>
          <table:table-cell table:formula="of:=[.C15]/[.C19]" office:value-type="float" office:value="0.0977900552486188" calcext:value-type="float">
            <text:p>0.0977900552486188</text:p>
          </table:table-cell>
          <table:table-cell table:formula="of:=[.D15]/[.B15]" office:value-type="float" office:value="0.119752700524882" calcext:value-type="float">
            <text:p>0.119752700524882</text:p>
          </table:table-cell>
          <table:table-cell table:formula="of:=(1/[.E19])*[.E15]" office:value-type="float" office:value="0.0831264423572474" calcext:value-type="float">
            <text:p>0.0831264423572474</text:p>
          </table:table-cell>
          <table:table-cell table:formula="of:=ROUND([.F15]*1000;1)" office:value-type="float" office:value="83.1" calcext:value-type="float">
            <text:p>83.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7284" calcext:value-type="float">
            <text:p>0.7284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48" calcext:value-type="float">
            <text:p>0.7448</text:p>
          </table:table-cell>
          <table:table-cell office:value-type="float" office:value="175" calcext:value-type="float">
            <text:p>175</text:p>
          </table:table-cell>
          <table:table-cell table:formula="of:=[.C16]/[.C19]" office:value-type="float" office:value="0.0966850828729282" calcext:value-type="float">
            <text:p>0.0966850828729282</text:p>
          </table:table-cell>
          <table:table-cell table:formula="of:=[.D16]/[.B16]" office:value-type="float" office:value="0.129813483986209" calcext:value-type="float">
            <text:p>0.129813483986209</text:p>
          </table:table-cell>
          <table:table-cell table:formula="of:=(1/[.E19])*[.E16]" office:value-type="float" office:value="0.0901101440424794" calcext:value-type="float">
            <text:p>0.0901101440424794</text:p>
          </table:table-cell>
          <table:table-cell table:formula="of:=ROUND([.F16]*1000;1)" office:value-type="float" office:value="90.1" calcext:value-type="float">
            <text:p>90.1</text:p>
          </table:table-cell>
          <table:table-cell table:number-columns-repeated="2"/>
          <table:table-cell office:value-type="string" calcext:value-type="string">
            <text:p>All controls</text:p>
          </table:table-cell>
          <table:table-cell office:value-type="float" office:value="0.6688" calcext:value-type="float">
            <text:p>0.668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34" calcext:value-type="float">
            <text:p>0.6634</text:p>
          </table:table-cell>
          <table:table-cell office:value-type="float" office:value="733" calcext:value-type="float">
            <text:p>733</text:p>
          </table:table-cell>
          <table:table-cell table:formula="of:=[.C17]/[.C19]" office:value-type="float" office:value="0.404972375690608" calcext:value-type="float">
            <text:p>0.404972375690608</text:p>
          </table:table-cell>
          <table:table-cell table:formula="of:=[.D17]/[.B17]" office:value-type="float" office:value="0.610449767396153" calcext:value-type="float">
            <text:p>0.610449767396153</text:p>
          </table:table-cell>
          <table:table-cell table:formula="of:=(1/[.E19])*[.E17]" office:value-type="float" office:value="0.423744242752235" calcext:value-type="float">
            <text:p>0.423744242752235</text:p>
          </table:table-cell>
          <table:table-cell table:formula="of:=ROUND([.F17]*1000;1)" office:value-type="float" office:value="423.7" calcext:value-type="float">
            <text:p>423.7</text:p>
          </table:table-cell>
          <table:table-cell table:number-columns-repeated="2"/>
          <table:table-cell office:value-type="string" calcext:value-type="string">
            <text:p>ASR + SWAP</text:p>
          </table:table-cell>
          <table:table-cell office:value-type="float" office:value="0.6395" calcext:value-type="float">
            <text:p>0.63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03" calcext:value-type="float">
            <text:p>0.6903</text:p>
          </table:table-cell>
          <table:table-cell office:value-type="float" office:value="712" calcext:value-type="float">
            <text:p>712</text:p>
          </table:table-cell>
          <table:table-cell table:formula="of:=[.C18]/[.C19]" office:value-type="float" office:value="0.393370165745856" calcext:value-type="float">
            <text:p>0.393370165745856</text:p>
          </table:table-cell>
          <table:table-cell table:formula="of:=[.D18]/[.B18]" office:value-type="float" office:value="0.569853926909831" calcext:value-type="float">
            <text:p>0.569853926909831</text:p>
          </table:table-cell>
          <table:table-cell table:formula="of:=(1/[.E19])*[.E18]" office:value-type="float" office:value="0.395564604386342" calcext:value-type="float">
            <text:p>0.395564604386342</text:p>
          </table:table-cell>
          <table:table-cell table:formula="of:=ROUND([.F18]*1000;1)" office:value-type="float" office:value="395.6" calcext:value-type="float">
            <text:p>395.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14:.C18])" office:value-type="float" office:value="1810" calcext:value-type="float">
            <text:p>1810</text:p>
          </table:table-cell>
          <table:table-cell/>
          <table:table-cell table:formula="of:=SUM([.E14:.E18])" office:value-type="float" office:value="1.44060899431048" calcext:value-type="float">
            <text:p>1.44060899431048</text:p>
          </table:table-cell>
          <table:table-cell table:formula="of:=SUM([.F14:.F18])" office:value-type="float" office:value="1" calcext:value-type="float">
            <text:p>1</text:p>
          </table:table-cell>
          <table:table-cell table:formula="of:=SUM([.G14:.G18])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OD600</text:p>
          </table:table-cell>
          <table:table-cell table:style-name="ce2" office:value-type="string" calcext:value-type="string">
            <text:p>Number of Sequences</text:p>
          </table:table-cell>
          <table:table-cell table:style-name="ce2" office:value-type="string" calcext:value-type="string">
            <text:p>Sequence Ratio</text:p>
          </table:table-cell>
          <table:table-cell table:style-name="ce2" office:value-type="string" calcext:value-type="string">
            <text:p>Sequence Ratio/OD</text:p>
          </table:table-cell>
          <table:table-cell table:style-name="ce2" office:value-type="string" calcext:value-type="string">
            <text:p>Ratio for 1mL</text:p>
          </table:table-cell>
          <table:table-cell table:style-name="ce2" office:value-type="string" calcext:value-type="string">
            <text:p>uL per st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 Controls</text:p>
          </table:table-cell>
          <table:table-cell office:value-type="float" office:value="0.6688" calcext:value-type="float">
            <text:p>0.6688</text:p>
          </table:table-cell>
          <table:table-cell office:value-type="float" office:value="13" calcext:value-type="float">
            <text:p>13</text:p>
          </table:table-cell>
          <table:table-cell table:formula="of:=[.C22]/[.C27]" office:value-type="float" office:value="0.0073487846240814" calcext:value-type="float">
            <text:p>0.0073487846240814</text:p>
          </table:table-cell>
          <table:table-cell table:formula="of:=[.D22]/[.B22]" office:value-type="float" office:value="0.0109880152872031" calcext:value-type="float">
            <text:p>0.0109880152872031</text:p>
          </table:table-cell>
          <table:table-cell table:formula="of:=(1/[.E27])*[.E22]" office:value-type="float" office:value="0.00777562840755402" calcext:value-type="float">
            <text:p>0.00777562840755402</text:p>
          </table:table-cell>
          <table:table-cell table:formula="of:=ROUND([.F22]*1000;1)" office:value-type="float" office:value="7.8" calcext:value-type="float">
            <text:p>7.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44" calcext:value-type="float">
            <text:p>0.8044</text:p>
          </table:table-cell>
          <table:table-cell office:value-type="float" office:value="175" calcext:value-type="float">
            <text:p>175</text:p>
          </table:table-cell>
          <table:table-cell table:formula="of:=[.C23]/[.C27]" office:value-type="float" office:value="0.0989259468626343" calcext:value-type="float">
            <text:p>0.0989259468626343</text:p>
          </table:table-cell>
          <table:table-cell table:formula="of:=[.D23]/[.B23]" office:value-type="float" office:value="0.122981037870008" calcext:value-type="float">
            <text:p>0.122981037870008</text:p>
          </table:table-cell>
          <table:table-cell table:formula="of:=(1/[.E27])*[.E23]" office:value-type="float" office:value="0.0870270769250011" calcext:value-type="float">
            <text:p>0.0870270769250011</text:p>
          </table:table-cell>
          <table:table-cell table:formula="of:=ROUND([.F23]*1000;1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1" calcext:value-type="float">
            <text:p>0.7161</text:p>
          </table:table-cell>
          <table:table-cell office:value-type="float" office:value="169" calcext:value-type="float">
            <text:p>169</text:p>
          </table:table-cell>
          <table:table-cell table:formula="of:=[.C24]/[.C27]" office:value-type="float" office:value="0.0955342001130582" calcext:value-type="float">
            <text:p>0.0955342001130582</text:p>
          </table:table-cell>
          <table:table-cell table:formula="of:=[.D24]/[.B24]" office:value-type="float" office:value="0.133409021244321" calcext:value-type="float">
            <text:p>0.133409021244321</text:p>
          </table:table-cell>
          <table:table-cell table:formula="of:=(1/[.E27])*[.E24]" office:value-type="float" office:value="0.0944064008192119" calcext:value-type="float">
            <text:p>0.0944064008192119</text:p>
          </table:table-cell>
          <table:table-cell table:formula="of:=ROUND([.F24]*1000;1)" office:value-type="float" office:value="94.4" calcext:value-type="float">
            <text:p>94.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82" calcext:value-type="float">
            <text:p>0.7182</text:p>
          </table:table-cell>
          <table:table-cell office:value-type="float" office:value="721" calcext:value-type="float">
            <text:p>721</text:p>
          </table:table-cell>
          <table:table-cell table:formula="of:=[.C25]/[.C27]" office:value-type="float" office:value="0.407574901074053" calcext:value-type="float">
            <text:p>0.407574901074053</text:p>
          </table:table-cell>
          <table:table-cell table:formula="of:=[.D25]/[.B25]" office:value-type="float" office:value="0.567494988964151" calcext:value-type="float">
            <text:p>0.567494988964151</text:p>
          </table:table-cell>
          <table:table-cell table:formula="of:=(1/[.E27])*[.E25]" office:value-type="float" office:value="0.401585731544556" calcext:value-type="float">
            <text:p>0.401585731544556</text:p>
          </table:table-cell>
          <table:table-cell table:formula="of:=ROUND([.F25]*1000;1)" office:value-type="float" office:value="401.6" calcext:value-type="float">
            <text:p>401.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755" calcext:value-type="float">
            <text:p>0.6755</text:p>
          </table:table-cell>
          <table:table-cell office:value-type="float" office:value="691" calcext:value-type="float">
            <text:p>691</text:p>
          </table:table-cell>
          <table:table-cell table:formula="of:=[.C26]/[.C27]" office:value-type="float" office:value="0.390616167326173" calcext:value-type="float">
            <text:p>0.390616167326173</text:p>
          </table:table-cell>
          <table:table-cell table:formula="of:=[.D26]/[.B26]" office:value-type="float" office:value="0.578262275834453" calcext:value-type="float">
            <text:p>0.578262275834453</text:p>
          </table:table-cell>
          <table:table-cell table:formula="of:=(1/[.E27])*[.E26]" office:value-type="float" office:value="0.409205162303677" calcext:value-type="float">
            <text:p>0.409205162303677</text:p>
          </table:table-cell>
          <table:table-cell table:formula="of:=ROUND([.F26]*1000;1)" office:value-type="float" office:value="409.2" calcext:value-type="float">
            <text:p>409.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22:.C26])" office:value-type="float" office:value="1769" calcext:value-type="float">
            <text:p>1769</text:p>
          </table:table-cell>
          <table:table-cell/>
          <table:table-cell table:formula="of:=SUM([.E22:.E26])" office:value-type="float" office:value="1.41313533920014" calcext:value-type="float">
            <text:p>1.41313533920014</text:p>
          </table:table-cell>
          <table:table-cell table:formula="of:=SUM([.F22:.F26])" office:value-type="float" office:value="1" calcext:value-type="float">
            <text:p>1</text:p>
          </table:table-cell>
          <table:table-cell table:formula="of:=SUM([.G22:.G26])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OD600</text:p>
          </table:table-cell>
          <table:table-cell table:style-name="ce2" office:value-type="string" calcext:value-type="string">
            <text:p>Number of Sequences</text:p>
          </table:table-cell>
          <table:table-cell table:style-name="ce2" office:value-type="string" calcext:value-type="string">
            <text:p>Sequence Ratio</text:p>
          </table:table-cell>
          <table:table-cell table:style-name="ce2" office:value-type="string" calcext:value-type="string">
            <text:p>Sequence Ratio/OD</text:p>
          </table:table-cell>
          <table:table-cell table:style-name="ce2" office:value-type="string" calcext:value-type="string">
            <text:p>Ratio for 1mL</text:p>
          </table:table-cell>
          <table:table-cell table:style-name="ce2" office:value-type="string" calcext:value-type="string">
            <text:p>uL per st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 Controls</text:p>
          </table:table-cell>
          <table:table-cell office:value-type="float" office:value="0.6688" calcext:value-type="float">
            <text:p>0.6688</text:p>
          </table:table-cell>
          <table:table-cell office:value-type="float" office:value="13" calcext:value-type="float">
            <text:p>13</text:p>
          </table:table-cell>
          <table:table-cell table:formula="of:=[.C30]/[.C43]" office:value-type="float" office:value="0.00244544770504138" calcext:value-type="float">
            <text:p>0.00244544770504138</text:p>
          </table:table-cell>
          <table:table-cell table:formula="of:=[.D30]/[.B30]" office:value-type="float" office:value="0.00365647085083939" calcext:value-type="float">
            <text:p>0.00365647085083939</text:p>
          </table:table-cell>
          <table:table-cell table:formula="of:=(1/[.E43])*[.E30]" office:value-type="float" office:value="0.00264120827541579" calcext:value-type="float">
            <text:p>0.00264120827541579</text:p>
          </table:table-cell>
          <table:table-cell table:formula="of:=ROUND([.F30]*1000;1)" office:value-type="float" office:value="2.6" calcext:value-type="float">
            <text:p>2.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13" calcext:value-type="float">
            <text:p>0.7113</text:p>
          </table:table-cell>
          <table:table-cell office:value-type="float" office:value="173" calcext:value-type="float">
            <text:p>173</text:p>
          </table:table-cell>
          <table:table-cell table:formula="of:=[.C31]/[.C43]" office:value-type="float" office:value="0.032543265613243" calcext:value-type="float">
            <text:p>0.032543265613243</text:p>
          </table:table-cell>
          <table:table-cell table:formula="of:=[.D31]/[.B31]" office:value-type="float" office:value="0.0457518144429116" calcext:value-type="float">
            <text:p>0.0457518144429116</text:p>
          </table:table-cell>
          <table:table-cell table:formula="of:=(1/[.E43])*[.E31]" office:value-type="float" office:value="0.033048279571042" calcext:value-type="float">
            <text:p>0.033048279571042</text:p>
          </table:table-cell>
          <table:table-cell table:formula="of:=ROUND([.F31]*1000;1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18" calcext:value-type="float">
            <text:p>0.8218</text:p>
          </table:table-cell>
          <table:table-cell office:value-type="float" office:value="170" calcext:value-type="float">
            <text:p>170</text:p>
          </table:table-cell>
          <table:table-cell table:formula="of:=[.C32]/[.C43]" office:value-type="float" office:value="0.0319789315274643" calcext:value-type="float">
            <text:p>0.0319789315274643</text:p>
          </table:table-cell>
          <table:table-cell table:formula="of:=[.D32]/[.B32]" office:value-type="float" office:value="0.0389132775948701" calcext:value-type="float">
            <text:p>0.0389132775948701</text:p>
          </table:table-cell>
          <table:table-cell table:formula="of:=(1/[.E43])*[.E32]" office:value-type="float" office:value="0.028108543729681" calcext:value-type="float">
            <text:p>0.028108543729681</text:p>
          </table:table-cell>
          <table:table-cell table:formula="of:=ROUND([.F32]*1000;1)" office:value-type="float" office:value="28.1" calcext:value-type="float">
            <text:p>28.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76" calcext:value-type="float">
            <text:p>0.7776</text:p>
          </table:table-cell>
          <table:table-cell office:value-type="float" office:value="723" calcext:value-type="float">
            <text:p>723</text:p>
          </table:table-cell>
          <table:table-cell table:formula="of:=[.C33]/[.C43]" office:value-type="float" office:value="0.136004514672686" calcext:value-type="float">
            <text:p>0.136004514672686</text:p>
          </table:table-cell>
          <table:table-cell table:formula="of:=[.D33]/[.B33]" office:value-type="float" office:value="0.174902925247796" calcext:value-type="float">
            <text:p>0.174902925247796</text:p>
          </table:table-cell>
          <table:table-cell table:formula="of:=(1/[.E43])*[.E33]" office:value-type="float" office:value="0.126339049975706" calcext:value-type="float">
            <text:p>0.126339049975706</text:p>
          </table:table-cell>
          <table:table-cell table:formula="of:=ROUND([.F33]*1000;1)" office:value-type="float" office:value="126.3" calcext:value-type="float">
            <text:p>126.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71" calcext:value-type="float">
            <text:p>0.7671</text:p>
          </table:table-cell>
          <table:table-cell office:value-type="float" office:value="684" calcext:value-type="float">
            <text:p>684</text:p>
          </table:table-cell>
          <table:table-cell table:formula="of:=[.C34]/[.C43]" office:value-type="float" office:value="0.128668171557562" calcext:value-type="float">
            <text:p>0.128668171557562</text:p>
          </table:table-cell>
          <table:table-cell table:formula="of:=[.D34]/[.B34]" office:value-type="float" office:value="0.167733244111018" calcext:value-type="float">
            <text:p>0.167733244111018</text:p>
          </table:table-cell>
          <table:table-cell table:formula="of:=(1/[.E43])*[.E34]" office:value-type="float" office:value="0.121160115991806" calcext:value-type="float">
            <text:p>0.121160115991806</text:p>
          </table:table-cell>
          <table:table-cell table:formula="of:=ROUND([.F34]*1000;1)" office:value-type="float" office:value="121.2" calcext:value-type="float">
            <text:p>121.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66" calcext:value-type="float">
            <text:p>0.8166</text:p>
          </table:table-cell>
          <table:table-cell office:value-type="float" office:value="177" calcext:value-type="float">
            <text:p>177</text:p>
          </table:table-cell>
          <table:table-cell table:formula="of:=[.C35]/[.C43]" office:value-type="float" office:value="0.0332957110609481" calcext:value-type="float">
            <text:p>0.0332957110609481</text:p>
          </table:table-cell>
          <table:table-cell table:formula="of:=[.D35]/[.B35]" office:value-type="float" office:value="0.0407735868980506" calcext:value-type="float">
            <text:p>0.0407735868980506</text:p>
          </table:table-cell>
          <table:table-cell table:formula="of:=(1/[.E43])*[.E35]" office:value-type="float" office:value="0.0294523160519095" calcext:value-type="float">
            <text:p>0.0294523160519095</text:p>
          </table:table-cell>
          <table:table-cell table:formula="of:=ROUND([.F35]*1000;1)" office:value-type="float" office:value="29.5" calcext:value-type="float">
            <text:p>29.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48" calcext:value-type="float">
            <text:p>0.7448</text:p>
          </table:table-cell>
          <table:table-cell office:value-type="float" office:value="175" calcext:value-type="float">
            <text:p>175</text:p>
          </table:table-cell>
          <table:table-cell table:formula="of:=[.C36]/[.C43]" office:value-type="float" office:value="0.0329194883370956" calcext:value-type="float">
            <text:p>0.0329194883370956</text:p>
          </table:table-cell>
          <table:table-cell table:formula="of:=[.D36]/[.B36]" office:value-type="float" office:value="0.0441990981969597" calcext:value-type="float">
            <text:p>0.0441990981969597</text:p>
          </table:table-cell>
          <table:table-cell table:formula="of:=(1/[.E43])*[.E36]" office:value-type="float" office:value="0.031926693439092" calcext:value-type="float">
            <text:p>0.031926693439092</text:p>
          </table:table-cell>
          <table:table-cell table:formula="of:=ROUND([.F36]*1000;1)" office:value-type="float" office:value="31.9" calcext:value-type="float">
            <text:p>31.9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34" calcext:value-type="float">
            <text:p>0.6634</text:p>
          </table:table-cell>
          <table:table-cell office:value-type="float" office:value="733" calcext:value-type="float">
            <text:p>733</text:p>
          </table:table-cell>
          <table:table-cell table:formula="of:=[.C37]/[.C43]" office:value-type="float" office:value="0.137885628291949" calcext:value-type="float">
            <text:p>0.137885628291949</text:p>
          </table:table-cell>
          <table:table-cell table:formula="of:=[.D37]/[.B37]" office:value-type="float" office:value="0.207846892209751" calcext:value-type="float">
            <text:p>0.207846892209751</text:p>
          </table:table-cell>
          <table:table-cell table:formula="of:=(1/[.E43])*[.E37]" office:value-type="float" office:value="0.15013573309297" calcext:value-type="float">
            <text:p>0.15013573309297</text:p>
          </table:table-cell>
          <table:table-cell table:formula="of:=ROUND([.F37]*1000;1)" office:value-type="float" office:value="150.1" calcext:value-type="float">
            <text:p>150.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03" calcext:value-type="float">
            <text:p>0.6903</text:p>
          </table:table-cell>
          <table:table-cell office:value-type="float" office:value="712" calcext:value-type="float">
            <text:p>712</text:p>
          </table:table-cell>
          <table:table-cell table:formula="of:=[.C38]/[.C43]" office:value-type="float" office:value="0.133935289691497" calcext:value-type="float">
            <text:p>0.133935289691497</text:p>
          </table:table-cell>
          <table:table-cell table:formula="of:=[.D38]/[.B38]" office:value-type="float" office:value="0.194024756904965" calcext:value-type="float">
            <text:p>0.194024756904965</text:p>
          </table:table-cell>
          <table:table-cell table:formula="of:=(1/[.E43])*[.E38]" office:value-type="float" office:value="0.140151477880725" calcext:value-type="float">
            <text:p>0.140151477880725</text:p>
          </table:table-cell>
          <table:table-cell table:formula="of:=ROUND([.F38]*1000;1)" office:value-type="float" office:value="140.2" calcext:value-type="float">
            <text:p>140.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44" calcext:value-type="float">
            <text:p>0.8044</text:p>
          </table:table-cell>
          <table:table-cell office:value-type="float" office:value="175" calcext:value-type="float">
            <text:p>175</text:p>
          </table:table-cell>
          <table:table-cell table:formula="of:=[.C39]/[.C43]" office:value-type="float" office:value="0.0329194883370956" calcext:value-type="float">
            <text:p>0.0329194883370956</text:p>
          </table:table-cell>
          <table:table-cell table:formula="of:=[.D39]/[.B39]" office:value-type="float" office:value="0.0409242768984281" calcext:value-type="float">
            <text:p>0.0409242768984281</text:p>
          </table:table-cell>
          <table:table-cell table:formula="of:=(1/[.E43])*[.E39]" office:value-type="float" office:value="0.0295611651832866" calcext:value-type="float">
            <text:p>0.0295611651832866</text:p>
          </table:table-cell>
          <table:table-cell table:formula="of:=ROUND([.F39]*1000;1)" office:value-type="float" office:value="29.6" calcext:value-type="float">
            <text:p>29.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1" calcext:value-type="float">
            <text:p>0.7161</text:p>
          </table:table-cell>
          <table:table-cell office:value-type="float" office:value="169" calcext:value-type="float">
            <text:p>169</text:p>
          </table:table-cell>
          <table:table-cell table:formula="of:=[.C40]/[.C43]" office:value-type="float" office:value="0.031790820165538" calcext:value-type="float">
            <text:p>0.031790820165538</text:p>
          </table:table-cell>
          <table:table-cell table:formula="of:=[.D40]/[.B40]" office:value-type="float" office:value="0.0443943864900684" calcext:value-type="float">
            <text:p>0.0443943864900684</text:p>
          </table:table-cell>
          <table:table-cell table:formula="of:=(1/[.E43])*[.E40]" office:value-type="float" office:value="0.0320677576173371" calcext:value-type="float">
            <text:p>0.0320677576173371</text:p>
          </table:table-cell>
          <table:table-cell table:formula="of:=ROUND([.F40]*1000;1)" office:value-type="float" office:value="32.1" calcext:value-type="float">
            <text:p>32.1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82" calcext:value-type="float">
            <text:p>0.7182</text:p>
          </table:table-cell>
          <table:table-cell office:value-type="float" office:value="721" calcext:value-type="float">
            <text:p>721</text:p>
          </table:table-cell>
          <table:table-cell table:formula="of:=[.C41]/[.C43]" office:value-type="float" office:value="0.135628291948834" calcext:value-type="float">
            <text:p>0.135628291948834</text:p>
          </table:table-cell>
          <table:table-cell table:formula="of:=[.D41]/[.B41]" office:value-type="float" office:value="0.188844739555603" calcext:value-type="float">
            <text:p>0.188844739555603</text:p>
          </table:table-cell>
          <table:table-cell table:formula="of:=(1/[.E43])*[.E41]" office:value-type="float" office:value="0.136409753893839" calcext:value-type="float">
            <text:p>0.136409753893839</text:p>
          </table:table-cell>
          <table:table-cell table:formula="of:=ROUND([.F41]*1000;1)" office:value-type="float" office:value="136.4" calcext:value-type="float">
            <text:p>136.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755" calcext:value-type="float">
            <text:p>0.6755</text:p>
          </table:table-cell>
          <table:table-cell office:value-type="float" office:value="691" calcext:value-type="float">
            <text:p>691</text:p>
          </table:table-cell>
          <table:table-cell table:formula="of:=[.C42]/[.C43]" office:value-type="float" office:value="0.129984951091046" calcext:value-type="float">
            <text:p>0.129984951091046</text:p>
          </table:table-cell>
          <table:table-cell table:formula="of:=[.D42]/[.B42]" office:value-type="float" office:value="0.192427758832044" calcext:value-type="float">
            <text:p>0.192427758832044</text:p>
          </table:table-cell>
          <table:table-cell table:formula="of:=(1/[.E43])*[.E42]" office:value-type="float" office:value="0.13899790529719" calcext:value-type="float">
            <text:p>0.13899790529719</text:p>
          </table:table-cell>
          <table:table-cell table:formula="of:=ROUND([.F42]*1000;1)" office:value-type="float" office:value="139" calcext:value-type="float">
            <text:p>1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0:.C42])" office:value-type="float" office:value="5316" calcext:value-type="float">
            <text:p>5316</text:p>
          </table:table-cell>
          <table:table-cell/>
          <table:table-cell table:formula="of:=SUM([.E30:.E42])" office:value-type="float" office:value="1.38439322823331" calcext:value-type="float">
            <text:p>1.38439322823331</text:p>
          </table:table-cell>
          <table:table-cell table:formula="of:=SUM([.F30:.F42])" office:value-type="float" office:value="1" calcext:value-type="float">
            <text:p>1</text:p>
          </table:table-cell>
          <table:table-cell table:formula="of:=SUM([.G30:.G42])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tan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OD600</text:p>
          </table:table-cell>
          <table:table-cell table:style-name="ce2" office:value-type="string" calcext:value-type="string">
            <text:p>Number of Sequences</text:p>
          </table:table-cell>
          <table:table-cell table:style-name="ce2" office:value-type="string" calcext:value-type="string">
            <text:p>Sequence Ratio</text:p>
          </table:table-cell>
          <table:table-cell table:style-name="ce2" office:value-type="string" calcext:value-type="string">
            <text:p>Sequence Ratio/OD</text:p>
          </table:table-cell>
          <table:table-cell table:style-name="ce2" office:value-type="string" calcext:value-type="string">
            <text:p>Ratio for 1mL</text:p>
          </table:table-cell>
          <table:table-cell table:style-name="ce2" office:value-type="string" calcext:value-type="string">
            <text:p>uL per stock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All Controls</text:p>
          </table:table-cell>
          <table:table-cell office:value-type="float" office:value="0.6688" calcext:value-type="float">
            <text:p>0.6688</text:p>
          </table:table-cell>
          <table:table-cell office:value-type="float" office:value="13" calcext:value-type="float">
            <text:p>13</text:p>
          </table:table-cell>
          <table:table-cell table:formula="of:=[.C46]/[.C53]" office:value-type="float" office:value="0.00303951367781155" calcext:value-type="float">
            <text:p>0.00303951367781155</text:p>
          </table:table-cell>
          <table:table-cell table:formula="of:=[.D46]/[.B46]" office:value-type="float" office:value="0.00454472738907229" calcext:value-type="float">
            <text:p>0.00454472738907229</text:p>
          </table:table-cell>
          <table:table-cell table:formula="of:=(1/[.E53])*[.E46]" office:value-type="float" office:value="0.0032374285047387" calcext:value-type="float">
            <text:p>0.0032374285047387</text:p>
          </table:table-cell>
          <table:table-cell table:formula="of:=ROUND([.F46]*1000;1)" office:value-type="float" office:value="3.2" calcext:value-type="float">
            <text:p>3.2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76" calcext:value-type="float">
            <text:p>0.7776</text:p>
          </table:table-cell>
          <table:table-cell office:value-type="float" office:value="723" calcext:value-type="float">
            <text:p>723</text:p>
          </table:table-cell>
          <table:table-cell table:formula="of:=[.C47]/[.C53]" office:value-type="float" office:value="0.169043722235212" calcext:value-type="float">
            <text:p>0.169043722235212</text:p>
          </table:table-cell>
          <table:table-cell table:formula="of:=[.D47]/[.B47]" office:value-type="float" office:value="0.217391618100838" calcext:value-type="float">
            <text:p>0.217391618100838</text:p>
          </table:table-cell>
          <table:table-cell table:formula="of:=(1/[.E53])*[.E47]" office:value-type="float" office:value="0.154858534050507" calcext:value-type="float">
            <text:p>0.154858534050507</text:p>
          </table:table-cell>
          <table:table-cell table:formula="of:=ROUND([.F47]*1000;1)" office:value-type="float" office:value="154.9" calcext:value-type="float">
            <text:p>154.9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71" calcext:value-type="float">
            <text:p>0.7671</text:p>
          </table:table-cell>
          <table:table-cell office:value-type="float" office:value="684" calcext:value-type="float">
            <text:p>684</text:p>
          </table:table-cell>
          <table:table-cell table:formula="of:=[.C48]/[.C53]" office:value-type="float" office:value="0.159925181201777" calcext:value-type="float">
            <text:p>0.159925181201777</text:p>
          </table:table-cell>
          <table:table-cell table:formula="of:=[.D48]/[.B48]" office:value-type="float" office:value="0.208480225787742" calcext:value-type="float">
            <text:p>0.208480225787742</text:p>
          </table:table-cell>
          <table:table-cell table:formula="of:=(1/[.E53])*[.E48]" office:value-type="float" office:value="0.148510519522574" calcext:value-type="float">
            <text:p>0.148510519522574</text:p>
          </table:table-cell>
          <table:table-cell table:formula="of:=ROUND([.F48]*1000;1)" office:value-type="float" office:value="148.5" calcext:value-type="float">
            <text:p>148.5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34" calcext:value-type="float">
            <text:p>0.6634</text:p>
          </table:table-cell>
          <table:table-cell office:value-type="float" office:value="733" calcext:value-type="float">
            <text:p>733</text:p>
          </table:table-cell>
          <table:table-cell table:formula="of:=[.C49]/[.C53]" office:value-type="float" office:value="0.171381809679682" calcext:value-type="float">
            <text:p>0.171381809679682</text:p>
          </table:table-cell>
          <table:table-cell table:formula="of:=[.D49]/[.B49]" office:value-type="float" office:value="0.258338573529819" calcext:value-type="float">
            <text:p>0.258338573529819</text:p>
          </table:table-cell>
          <table:table-cell table:formula="of:=(1/[.E53])*[.E49]" office:value-type="float" office:value="0.184027025213869" calcext:value-type="float">
            <text:p>0.184027025213869</text:p>
          </table:table-cell>
          <table:table-cell table:formula="of:=ROUND([.F49]*1000;1)" office:value-type="float" office:value="184" calcext:value-type="float">
            <text:p>18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03" calcext:value-type="float">
            <text:p>0.6903</text:p>
          </table:table-cell>
          <table:table-cell office:value-type="float" office:value="712" calcext:value-type="float">
            <text:p>712</text:p>
          </table:table-cell>
          <table:table-cell table:formula="of:=[.C50]/[.C53]" office:value-type="float" office:value="0.166471826046294" calcext:value-type="float">
            <text:p>0.166471826046294</text:p>
          </table:table-cell>
          <table:table-cell table:formula="of:=[.D50]/[.B50]" office:value-type="float" office:value="0.241158664415898" calcext:value-type="float">
            <text:p>0.241158664415898</text:p>
          </table:table-cell>
          <table:table-cell table:formula="of:=(1/[.E53])*[.E50]" office:value-type="float" office:value="0.171788947390332" calcext:value-type="float">
            <text:p>0.171788947390332</text:p>
          </table:table-cell>
          <table:table-cell table:formula="of:=ROUND([.F50]*1000;1)" office:value-type="float" office:value="171.8" calcext:value-type="float">
            <text:p>171.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82" calcext:value-type="float">
            <text:p>0.7182</text:p>
          </table:table-cell>
          <table:table-cell office:value-type="float" office:value="721" calcext:value-type="float">
            <text:p>721</text:p>
          </table:table-cell>
          <table:table-cell table:formula="of:=[.C51]/[.C53]" office:value-type="float" office:value="0.168576104746318" calcext:value-type="float">
            <text:p>0.168576104746318</text:p>
          </table:table-cell>
          <table:table-cell table:formula="of:=[.D51]/[.B51]" office:value-type="float" office:value="0.234720279513113" calcext:value-type="float">
            <text:p>0.234720279513113</text:p>
          </table:table-cell>
          <table:table-cell table:formula="of:=(1/[.E53])*[.E51]" office:value-type="float" office:value="0.167202575310265" calcext:value-type="float">
            <text:p>0.167202575310265</text:p>
          </table:table-cell>
          <table:table-cell table:formula="of:=ROUND([.F51]*1000;1)" office:value-type="float" office:value="167.2" calcext:value-type="float">
            <text:p>167.2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755" calcext:value-type="float">
            <text:p>0.6755</text:p>
          </table:table-cell>
          <table:table-cell office:value-type="float" office:value="691" calcext:value-type="float">
            <text:p>691</text:p>
          </table:table-cell>
          <table:table-cell table:formula="of:=[.C52]/[.C53]" office:value-type="float" office:value="0.161561842412906" calcext:value-type="float">
            <text:p>0.161561842412906</text:p>
          </table:table-cell>
          <table:table-cell table:formula="of:=[.D52]/[.B52]" office:value-type="float" office:value="0.239173711936205" calcext:value-type="float">
            <text:p>0.239173711936205</text:p>
          </table:table-cell>
          <table:table-cell table:formula="of:=(1/[.E53])*[.E52]" office:value-type="float" office:value="0.170374970007715" calcext:value-type="float">
            <text:p>0.170374970007715</text:p>
          </table:table-cell>
          <table:table-cell table:formula="of:=ROUND([.F52]*1000;1)" office:value-type="float" office:value="170.4" calcext:value-type="float">
            <text:p>170.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7284" calcext:value-type="float">
            <text:p>0.7284</text:p>
          </table:table-cell>
          <table:table-cell table:formula="of:=SUM([.C46:.C52])" office:value-type="float" office:value="4277" calcext:value-type="float">
            <text:p>4277</text:p>
          </table:table-cell>
          <table:table-cell/>
          <table:table-cell table:formula="of:=SUM([.E46:.E52])" office:value-type="float" office:value="1.40380780067269" calcext:value-type="float">
            <text:p>1.40380780067269</text:p>
          </table:table-cell>
          <table:table-cell table:formula="of:=SUM([.F46:.F52])" office:value-type="float" office:value="1" calcext:value-type="float">
            <text:p>1</text:p>
          </table:table-cell>
          <table:table-cell table:formula="of:=SUM([.G46:.G52])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sig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OD600</text:p>
          </table:table-cell>
          <table:table-cell table:style-name="ce2" office:value-type="string" calcext:value-type="string">
            <text:p>Number of Sequences</text:p>
          </table:table-cell>
          <table:table-cell table:style-name="ce2" office:value-type="string" calcext:value-type="string">
            <text:p>Sequence Ratio</text:p>
          </table:table-cell>
          <table:table-cell table:style-name="ce2" office:value-type="string" calcext:value-type="string">
            <text:p>Sequence Ratio/OD</text:p>
          </table:table-cell>
          <table:table-cell table:style-name="ce2" office:value-type="string" calcext:value-type="string">
            <text:p>Ratio for 1mL</text:p>
          </table:table-cell>
          <table:table-cell table:style-name="ce2" office:value-type="string" calcext:value-type="string">
            <text:p>uL per st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 Controls</text:p>
          </table:table-cell>
          <table:table-cell office:value-type="float" office:value="0.6688" calcext:value-type="float">
            <text:p>0.6688</text:p>
          </table:table-cell>
          <table:table-cell office:value-type="float" office:value="13" calcext:value-type="float">
            <text:p>13</text:p>
          </table:table-cell>
          <table:table-cell table:formula="of:=[.C56]/[.C63]" office:value-type="float" office:value="0.0123574144486692" calcext:value-type="float">
            <text:p>0.0123574144486692</text:p>
          </table:table-cell>
          <table:table-cell table:formula="of:=[.D56]/[.B56]" office:value-type="float" office:value="0.0184769952880819" calcext:value-type="float">
            <text:p>0.0184769952880819</text:p>
          </table:table-cell>
          <table:table-cell table:formula="of:=(1/[.E63])*[.E56]" office:value-type="float" office:value="0.0141387791948947" calcext:value-type="float">
            <text:p>0.0141387791948947</text:p>
          </table:table-cell>
          <table:table-cell table:formula="of:=ROUND([.F56]*1000;1)" office:value-type="float" office:value="14.1" calcext:value-type="float">
            <text:p>14.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13" calcext:value-type="float">
            <text:p>0.7113</text:p>
          </table:table-cell>
          <table:table-cell office:value-type="float" office:value="173" calcext:value-type="float">
            <text:p>173</text:p>
          </table:table-cell>
          <table:table-cell table:formula="of:=[.C57]/[.C63]" office:value-type="float" office:value="0.164448669201521" calcext:value-type="float">
            <text:p>0.164448669201521</text:p>
          </table:table-cell>
          <table:table-cell table:formula="of:=[.D57]/[.B57]" office:value-type="float" office:value="0.231194530017603" calcext:value-type="float">
            <text:p>0.231194530017603</text:p>
          </table:table-cell>
          <table:table-cell table:formula="of:=(1/[.E63])*[.E57]" office:value-type="float" office:value="0.176912336666276" calcext:value-type="float">
            <text:p>0.176912336666276</text:p>
          </table:table-cell>
          <table:table-cell table:formula="of:=ROUND([.F57]*1000;1)" office:value-type="float" office:value="176.9" calcext:value-type="float">
            <text:p>176.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18" calcext:value-type="float">
            <text:p>0.8218</text:p>
          </table:table-cell>
          <table:table-cell office:value-type="float" office:value="170" calcext:value-type="float">
            <text:p>170</text:p>
          </table:table-cell>
          <table:table-cell table:formula="of:=[.C58]/[.C63]" office:value-type="float" office:value="0.161596958174905" calcext:value-type="float">
            <text:p>0.161596958174905</text:p>
          </table:table-cell>
          <table:table-cell table:formula="of:=[.D58]/[.B58]" office:value-type="float" office:value="0.196637817199933" calcext:value-type="float">
            <text:p>0.196637817199933</text:p>
          </table:table-cell>
          <table:table-cell table:formula="of:=(1/[.E63])*[.E58]" office:value-type="float" office:value="0.150469198882636" calcext:value-type="float">
            <text:p>0.150469198882636</text:p>
          </table:table-cell>
          <table:table-cell table:formula="of:=ROUND([.F58]*1000;1)" office:value-type="float" office:value="150.5" calcext:value-type="float">
            <text:p>150.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66" calcext:value-type="float">
            <text:p>0.8166</text:p>
          </table:table-cell>
          <table:table-cell office:value-type="float" office:value="177" calcext:value-type="float">
            <text:p>177</text:p>
          </table:table-cell>
          <table:table-cell table:formula="of:=[.C59]/[.C63]" office:value-type="float" office:value="0.168250950570342" calcext:value-type="float">
            <text:p>0.168250950570342</text:p>
          </table:table-cell>
          <table:table-cell table:formula="of:=[.D59]/[.B59]" office:value-type="float" office:value="0.206038391587487" calcext:value-type="float">
            <text:p>0.206038391587487</text:p>
          </table:table-cell>
          <table:table-cell table:formula="of:=(1/[.E63])*[.E59]" office:value-type="float" office:value="0.157662611204202" calcext:value-type="float">
            <text:p>0.157662611204202</text:p>
          </table:table-cell>
          <table:table-cell table:formula="of:=ROUND([.F59]*1000;1)" office:value-type="float" office:value="157.7" calcext:value-type="float">
            <text:p>157.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48" calcext:value-type="float">
            <text:p>0.7448</text:p>
          </table:table-cell>
          <table:table-cell office:value-type="float" office:value="175" calcext:value-type="float">
            <text:p>175</text:p>
          </table:table-cell>
          <table:table-cell table:formula="of:=[.C60]/[.C63]" office:value-type="float" office:value="0.166349809885932" calcext:value-type="float">
            <text:p>0.166349809885932</text:p>
          </table:table-cell>
          <table:table-cell table:formula="of:=[.D60]/[.B60]" office:value-type="float" office:value="0.2233482946911" calcext:value-type="float">
            <text:p>0.2233482946911</text:p>
          </table:table-cell>
          <table:table-cell table:formula="of:=(1/[.E63])*[.E60]" office:value-type="float" office:value="0.170908319938288" calcext:value-type="float">
            <text:p>0.170908319938288</text:p>
          </table:table-cell>
          <table:table-cell table:formula="of:=ROUND([.F60]*1000;1)" office:value-type="float" office:value="170.9" calcext:value-type="float">
            <text:p>170.9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44" calcext:value-type="float">
            <text:p>0.8044</text:p>
          </table:table-cell>
          <table:table-cell office:value-type="float" office:value="175" calcext:value-type="float">
            <text:p>175</text:p>
          </table:table-cell>
          <table:table-cell table:formula="of:=[.C61]/[.C63]" office:value-type="float" office:value="0.166349809885932" calcext:value-type="float">
            <text:p>0.166349809885932</text:p>
          </table:table-cell>
          <table:table-cell table:formula="of:=[.D61]/[.B61]" office:value-type="float" office:value="0.206799863110308" calcext:value-type="float">
            <text:p>0.206799863110308</text:p>
          </table:table-cell>
          <table:table-cell table:formula="of:=(1/[.E63])*[.E61]" office:value-type="float" office:value="0.158245296730528" calcext:value-type="float">
            <text:p>0.158245296730528</text:p>
          </table:table-cell>
          <table:table-cell table:formula="of:=ROUND([.F61]*1000;1)" office:value-type="float" office:value="158.2" calcext:value-type="float">
            <text:p>158.2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1" calcext:value-type="float">
            <text:p>0.7161</text:p>
          </table:table-cell>
          <table:table-cell office:value-type="float" office:value="169" calcext:value-type="float">
            <text:p>169</text:p>
          </table:table-cell>
          <table:table-cell table:formula="of:=[.C62]/[.C63]" office:value-type="float" office:value="0.1606463878327" calcext:value-type="float">
            <text:p>0.1606463878327</text:p>
          </table:table-cell>
          <table:table-cell table:formula="of:=[.D62]/[.B62]" office:value-type="float" office:value="0.224335131731182" calcext:value-type="float">
            <text:p>0.224335131731182</text:p>
          </table:table-cell>
          <table:table-cell table:formula="of:=(1/[.E63])*[.E62]" office:value-type="float" office:value="0.171663457383176" calcext:value-type="float">
            <text:p>0.171663457383176</text:p>
          </table:table-cell>
          <table:table-cell table:formula="of:=ROUND([.F62]*1000;1)" office:value-type="float" office:value="171.7" calcext:value-type="float">
            <text:p>171.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56:.C62])" office:value-type="float" office:value="1052" calcext:value-type="float">
            <text:p>1052</text:p>
          </table:table-cell>
          <table:table-cell/>
          <table:table-cell table:formula="of:=SUM([.E56:.E62])" office:value-type="float" office:value="1.3068310236257" calcext:value-type="float">
            <text:p>1.3068310236257</text:p>
          </table:table-cell>
          <table:table-cell table:formula="of:=SUM([.F56:.F62])" office:value-type="float" office:value="1" calcext:value-type="float">
            <text:p>1</text:p>
          </table:table-cell>
          <table:table-cell table:formula="of:=SUM([.G56:.G62])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GFC segmen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OD600</text:p>
          </table:table-cell>
          <table:table-cell table:style-name="ce2" office:value-type="string" calcext:value-type="string">
            <text:p>Number of Sequences</text:p>
          </table:table-cell>
          <table:table-cell table:style-name="ce2" office:value-type="string" calcext:value-type="string">
            <text:p>Sequence Ratio</text:p>
          </table:table-cell>
          <table:table-cell table:style-name="ce2" office:value-type="string" calcext:value-type="string">
            <text:p>Sequence Ratio/OD</text:p>
          </table:table-cell>
          <table:table-cell table:style-name="ce2" office:value-type="string" calcext:value-type="string">
            <text:p>Ratio for 1mL</text:p>
          </table:table-cell>
          <table:table-cell table:style-name="ce2" office:value-type="string" calcext:value-type="string">
            <text:p>uL per st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 Controls</text:p>
          </table:table-cell>
          <table:table-cell office:value-type="float" office:value="0.6688" calcext:value-type="float">
            <text:p>0.6688</text:p>
          </table:table-cell>
          <table:table-cell office:value-type="float" office:value="13" calcext:value-type="float">
            <text:p>13</text:p>
          </table:table-cell>
          <table:table-cell table:formula="of:=[.C66]/[.$C$69]" office:value-type="float" office:value="0.00730747611017426" calcext:value-type="float">
            <text:p>0.00730747611017426</text:p>
          </table:table-cell>
          <table:table-cell table:formula="of:=[.D66]/[.B66]" office:value-type="float" office:value="0.0109262501647342" calcext:value-type="float">
            <text:p>0.0109262501647342</text:p>
          </table:table-cell>
          <table:table-cell table:formula="of:=(1/[.E69])*[.E66]" office:value-type="float" office:value="0.00741930977205039" calcext:value-type="float">
            <text:p>0.00741930977205039</text:p>
          </table:table-cell>
          <table:table-cell table:formula="of:=ROUND([.F66]*1000;1)" office:value-type="float" office:value="7.4" calcext:value-type="float">
            <text:p>7.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284" calcext:value-type="float">
            <text:p>0.7284</text:p>
          </table:table-cell>
          <table:table-cell office:value-type="float" office:value="844" calcext:value-type="float">
            <text:p>844</text:p>
          </table:table-cell>
          <table:table-cell table:formula="of:=[.C67]/[.$C$69]" office:value-type="float" office:value="0.47442383361439" calcext:value-type="float">
            <text:p>0.47442383361439</text:p>
          </table:table-cell>
          <table:table-cell table:formula="of:=[.D67]/[.B67]" office:value-type="float" office:value="0.651323220228432" calcext:value-type="float">
            <text:p>0.651323220228432</text:p>
          </table:table-cell>
          <table:table-cell table:formula="of:=(1/[.E69])*[.E67]" office:value-type="float" office:value="0.442271470975576" calcext:value-type="float">
            <text:p>0.442271470975576</text:p>
          </table:table-cell>
          <table:table-cell table:formula="of:=ROUND([.F67]*1000;1)" office:value-type="float" office:value="442.3" calcext:value-type="float">
            <text:p>442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R+SWAP</text:p>
          </table:table-cell>
          <table:table-cell office:value-type="float" office:value="0.6395" calcext:value-type="float">
            <text:p>0.6395</text:p>
          </table:table-cell>
          <table:table-cell office:value-type="float" office:value="922" calcext:value-type="float">
            <text:p>922</text:p>
          </table:table-cell>
          <table:table-cell table:formula="of:=[.C68]/[.$C$69]" office:value-type="float" office:value="0.518268690275436" calcext:value-type="float">
            <text:p>0.518268690275436</text:p>
          </table:table-cell>
          <table:table-cell table:formula="of:=[.D68]/[.B68]" office:value-type="float" office:value="0.810427975411158" calcext:value-type="float">
            <text:p>0.810427975411158</text:p>
          </table:table-cell>
          <table:table-cell table:formula="of:=(1/[.E69])*[.E68]" office:value-type="float" office:value="0.550309219252374" calcext:value-type="float">
            <text:p>0.550309219252374</text:p>
          </table:table-cell>
          <table:table-cell table:formula="of:=ROUND([.F68]*1000;1)" office:value-type="float" office:value="550.3" calcext:value-type="float">
            <text:p>550.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66:.C68])" office:value-type="float" office:value="1779" calcext:value-type="float">
            <text:p>1779</text:p>
          </table:table-cell>
          <table:table-cell/>
          <table:table-cell table:formula="of:=SUM([.E66:.E68])" office:value-type="float" office:value="1.47267744580432" calcext:value-type="float">
            <text:p>1.47267744580432</text:p>
          </table:table-cell>
          <table:table-cell table:formula="of:=SUM([.F66:.F68])" office:value-type="float" office:value="1" calcext:value-type="float">
            <text:p>1</text:p>
          </table:table-cell>
          <table:table-cell table:formula="of:=SUM([.G66:.G68])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 table:number-rows-repeated="1048493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3-09T11:09:20Z</meta:creation-date>
    <dc:date>2023-08-15T14:25:41.958199010</dc:date>
    <meta:editing-cycles>5</meta:editing-cycles>
    <meta:editing-duration>P29DT7H4M49S</meta:editing-duration>
    <meta:print-date>2023-06-30T17:43:27.752642602</meta:print-date>
    <meta:document-statistic meta:table-count="2" meta:cell-count="614" meta:object-count="0"/>
  </office:meta>
</office:document-meta>
</file>